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b1dd"/>
    </style:style>
    <style:style style:name="P2" style:family="paragraph" style:parent-style-name="Text_20_body">
      <style:text-properties style:font-name="Poppins" fo:font-size="20pt" fo:font-weight="bold" officeooo:rsid="00166ee0" officeooo:paragraph-rsid="0013b1dd" style:font-name-asian="Noto Sans CJK SC" style:font-size-asian="20pt" style:font-weight-asian="bold" style:font-name-complex="Lohit Devanagari" style:font-size-complex="20pt" style:font-weight-complex="bold"/>
    </style:style>
    <style:style style:name="P3" style:family="paragraph" style:parent-style-name="Text_20_body">
      <style:text-properties officeooo:paragraph-rsid="0013b1dd"/>
    </style:style>
    <style:style style:name="T1" style:family="text">
      <style:text-properties style:font-name="Poppins" fo:font-size="20pt" fo:font-weight="bold" officeooo:rsid="00166ee0" style:font-name-asian="Noto Sans CJK SC" style:font-size-asian="20pt" style:font-weight-asian="bold" style:font-name-complex="Lohit Devanagari" style:font-size-complex="20pt" style:font-weight-complex="bold"/>
    </style:style>
    <style:style style:name="T2" style:family="text">
      <style:text-properties style:font-name="Poppins" fo:font-size="20pt" fo:font-weight="bold" officeooo:rsid="0013b1dd" style:font-name-asian="Noto Sans CJK SC" style:font-size-asian="20pt" style:font-weight-asian="bold" style:font-name-complex="Lohit Devanagari" style:font-size-complex="20pt" style:font-weight-complex="bold"/>
    </style:style>
    <style:style style:name="T3" style:family="text">
      <style:text-properties style:font-name="Times New Roman" fo:font-size="12pt" fo:font-weight="normal" officeooo:rsid="0017a2a6" style:font-name-asian="Noto Sans CJK SC" style:font-size-asian="10.5pt" style:font-weight-asian="normal" style:font-name-complex="Lohit Devanagari" style:font-size-complex="12pt" style:font-weight-complex="normal"/>
    </style:style>
    <style:style style:name="T4" style:family="text">
      <style:text-properties style:font-name="Times New Roman" fo:font-size="12pt" fo:font-weight="normal" officeooo:rsid="0013b1dd" style:font-name-asian="Noto Sans CJK SC" style:font-size-asian="10.5pt" style:font-weight-asian="normal" style:font-name-complex="Lohit Devanagari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3</text:span><text:span text:style-name="T1">. </text:span><text:span text:style-name="T2">Genel Bakış</text:span></text:h>
      <text:p text:style-name="P2"/>
      <text:p text:style-name="P3"><text:span text:style-name="T1"><text:tab/></text:span><text:span text:style-name="T3">Triolog </text:span><text:span text:style-name="T4">projejisi kompleks, zor ve öğretilmesi ve öğrenilmesi zor olan matematik konularının, sorular ve örnekler üzerinden modellenebilinmesi ve örneklenebilmesi amacıyla üretilmiş olup; öğretmenleri, öğrencileri ve matematik dökümanı hazırlamayı amaç edinen meslek dallarının işlerini kolaylaştırmak amaçlı kullanıma sunulmaktadı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9:27:10.611124279</meta:creation-date>
    <dc:date>2021-09-25T09:30:00.900675751</dc:date>
    <meta:editing-duration>PT2M50S</meta:editing-duration>
    <meta:editing-cycles>1</meta:editing-cycles>
    <meta:document-statistic meta:table-count="0" meta:image-count="0" meta:object-count="0" meta:page-count="1" meta:paragraph-count="2" meta:word-count="40" meta:character-count="348" meta:non-whitespace-character-count="309"/>
    <meta:generator>LibreOffice/6.4.7.2$Linux_X86_64 LibreOffice_project/40$Build-2</meta:generator>
  </office:meta>
</office:document-meta>
</file>